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-0.0007in" fo:margin-top="0in" fo:margin-bottom="0in" table:align="left" style:writing-mode="lr-tb"/>
    </style:style>
    <style:style style:name="Table1.A" style:family="table-column">
      <style:table-column-properties style:column-width="0.6861in"/>
    </style:style>
    <style:style style:name="Table1.B" style:family="table-column">
      <style:table-column-properties style:column-width="3.7493in"/>
    </style:style>
    <style:style style:name="Table1.C" style:family="table-column">
      <style:table-column-properties style:column-width="2.4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71in" fo:margin-left="-0.0007in" fo:margin-top="0in" fo:margin-bottom="0in" table:align="left" style:writing-mode="lr-tb"/>
    </style:style>
    <style:style style:name="Table2.A" style:family="table-column">
      <style:table-column-properties style:column-width="0.6861in"/>
    </style:style>
    <style:style style:name="Table2.B" style:family="table-column">
      <style:table-column-properties style:column-width="3.9299in"/>
    </style:style>
    <style:style style:name="Table2.C" style:family="table-column">
      <style:table-column-properties style:column-width="2.311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375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.C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007in" fo:margin-top="0in" fo:margin-bottom="0in" table:align="left" style:writing-mode="lr-tb"/>
    </style:style>
    <style:style style:name="Table3.A" style:family="table-column">
      <style:table-column-properties style:column-width="3.46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0in" fo:margin-top="0in" fo:margin-bottom="0in" table:align="left" style:writing-mode="lr-tb"/>
    </style:style>
    <style:style style:name="Table4.A" style:family="table-column">
      <style:table-column-properties style:column-width="3.4625in"/>
    </style:style>
    <style:style style:name="Table4.B" style:family="table-column">
      <style:table-column-properties style:column-width="3.461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Standard">
      <style:text-properties officeooo:paragraph-rsid="000c2f59"/>
    </style:style>
    <style:style style:name="P2" style:family="paragraph" style:parent-style-name="Standard">
      <style:text-properties style:text-line-through-style="none" style:text-line-through-type="none" officeooo:paragraph-rsid="000c2f59"/>
    </style:style>
    <style:style style:name="P3" style:family="paragraph" style:parent-style-name="Standard">
      <style:paragraph-properties fo:break-before="page"/>
      <style:text-properties officeooo:paragraph-rsid="000c2f59"/>
    </style:style>
    <style:style style:name="P4" style:family="paragraph" style:parent-style-name="Text_20_body" style:master-page-name="Standard">
      <style:paragraph-properties style:page-number="auto"/>
      <style:text-properties officeooo:paragraph-rsid="000c2f59"/>
    </style:style>
    <style:style style:name="P5" style:family="paragraph" style:parent-style-name="Table_20_Contents">
      <style:text-properties officeooo:paragraph-rsid="000c2f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) Determine which of the verbs below belong to the class of prepositional verbs. For those that do, identify the preposi­ tion(s) they select and provide relevant examples. (Do this exercise with the helpof a good dictionary.) For each verb + preposition sequence say whether or not itis fossilised, and provide evidence that your claim about fossilisation is correct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bank</text:p>
          </table:table-cell>
          <table:table-cell table:style-name="Table1.A1" office:value-type="string">
            <text:p text:style-name="P5"/>
            <text:p text:style-name="P5">- he was in position to <text:span text:style-name="T1">bank in</text:span> a rebound</text:p>
            <text:p text:style-name="P5"/>
            <text:p text:style-name="P5">- clouds would <text:span text:style-name="T1">bank up</text:span> about midday</text:p>
            <text:p text:style-name="P5"/>
            <text:p text:style-name="P5">- <text:s/>you can always <text:span text:style-name="Emphasis"><text:span text:style-name="T1">bank on</text:span></text:span> her friendship</text:p>
            <text:p text:style-name="P5"/>
          </table:table-cell>
          <table:table-cell table:style-name="Table1.C1" office:value-type="string">
            <text:p text:style-name="P5"/>
            <text:p text:style-name="P5">- * the rebound in which he banked</text:p>
            <text:p text:style-name="P5"/>
            <text:p text:style-name="P5">- * not possible</text:p>
            <text:p text:style-name="P5"/>
            <text:p text:style-name="P5">- ?? a friendship on which I can bank</text:p>
          </table:table-cell>
        </table:table-row>
        <table:table-row table:style-name="Table1.1">
          <table:table-cell table:style-name="Table1.A1" office:value-type="string">
            <text:p text:style-name="P5">believe</text:p>
          </table:table-cell>
          <table:table-cell table:style-name="Table1.A1" office:value-type="string">
            <text:p text:style-name="P5"/>
            <text:p text:style-name="P5">- Mary <text:span text:style-name="T1">believes in</text:span> the scriptures and pink unicorns</text:p>
            <text:p text:style-name="P5"/>
          </table:table-cell>
          <table:table-cell table:style-name="Table1.C1" office:value-type="string">
            <text:p text:style-name="P5"/>
            <text:p text:style-name="P5">the things in which she believes</text:p>
          </table:table-cell>
        </table:table-row>
        <table:table-row table:style-name="Table1.1">
          <table:table-cell table:style-name="Table1.A1" office:value-type="string">
            <text:p text:style-name="P5">convince</text:p>
          </table:table-cell>
          <table:table-cell table:style-name="Table1.A1" office:value-type="string">
            <text:p text:style-name="P5"/>
            <text:p text:style-name="P5">- Bob <text:span text:style-name="T1">convinced</text:span> us <text:span text:style-name="T1">of</text:span> his innocence.</text:p>
            <text:p text:style-name="P5"/>
          </table:table-cell>
          <table:table-cell table:style-name="Table1.C1" office:value-type="string">
            <text:p text:style-name="P5"/>
            <text:p text:style-name="P5"><text:s/>the innocence of which he convinced us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all </text:p>
          </table:table-cell>
          <table:table-cell table:style-name="Table1.A1" office:value-type="string">
            <text:p text:style-name="P5"><text:s/></text:p>
            <text:p text:style-name="P5">not a prepositional verb. </text:p>
            <text:p text:style-name="P5"/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feel</text:p>
          </table:table-cell>
          <table:table-cell table:style-name="Table1.A1" office:value-type="string">
            <text:p text:style-name="P5"/>
            <text:p text:style-name="P5">not a prepositional verb.</text:p>
            <text:p text:style-name="P5"><text:s/></text:p>
          </table:table-cell>
          <table:table-cell table:style-name="Table1.C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>hope</text:p>
          </table:table-cell>
          <table:table-cell table:style-name="Table1.A1" office:value-type="string">
            <text:p text:style-name="P5"/>
            <text:p text:style-name="P5">- Bob <text:span text:style-name="T1">hopes for</text:span> a promotion</text:p>
            <text:p text:style-name="P5"/>
          </table:table-cell>
          <table:table-cell table:style-name="Table1.C1" office:value-type="string">
            <text:p text:style-name="P5"/>
            <text:p text:style-name="P5">the promotion for which he hopes</text:p>
          </table:table-cell>
        </table:table-row>
        <table:table-row table:style-name="Table1.1">
          <table:table-cell table:style-name="Table1.A1" office:value-type="string">
            <text:p text:style-name="P5">see</text:p>
          </table:table-cell>
          <table:table-cell table:style-name="Table1.A1" office:value-type="string">
            <text:p text:style-name="P5"/>
            <text:p text:style-name="P5">- Mary saw the president as a crook.</text:p>
            <text:p text:style-name="P5"/>
            <text:p text:style-name="P5">- She had enough money to <text:span text:style-name="T1">see</text:span> the family <text:span text:style-name="T1">through</text:span> the hard times</text:p>
            <text:p text:style-name="P5"/>
            <text:p text:style-name="P5">-They <text:span text:style-name="T1">see after</text:span> some abandoned puppies.</text:p>
            <text:p text:style-name="P5"/>
          </table:table-cell>
          <table:table-cell table:style-name="Table1.C1" office:value-type="string">
            <text:p text:style-name="P5"/>
            <text:p text:style-name="P5">the crook as which she saw him</text:p>
            <text:p text:style-name="P5"/>
            <text:p text:style-name="P5">the times through which she saw her family</text:p>
            <text:p text:style-name="P5"/>
            <text:p text:style-name="P5">*the puppies after which she sees</text:p>
          </table:table-cell>
        </table:table-row>
        <table:table-row table:style-name="Table1.1">
          <table:table-cell table:style-name="Table1.A1" office:value-type="string">
            <text:p text:style-name="P5">stand</text:p>
          </table:table-cell>
          <table:table-cell table:style-name="Table1.A1" office:value-type="string">
            <text:p text:style-name="P5"/>
            <text:p text:style-name="P5">- Mary is <text:span text:style-name="T1">standing on</text:span> her head</text:p>
            <text:p text:style-name="P5"/>
            <text:p text:style-name="P5">- Mary will <text:span text:style-name="T1">stand in</text:span> for the manager</text:p>
            <text:p text:style-name="P5"/>
            <text:p text:style-name="P5"/>
            <text:p text:style-name="P5"><text:s/></text:p>
            <text:p text:style-name="P5">- clock <text:span text:style-name="Emphasis"><text:span text:style-name="T1">stood</text:span></text:span><text:span text:style-name="T1"> on</text:span> the mantle</text:p>
            <text:p text:style-name="P5"/>
            <text:p text:style-name="P5"><text:soft-page-break/>- The orange president <text:span text:style-name="T1">stands for</text:span> police brutality</text:p>
            <text:p text:style-name="P5"/>
            <text:p text:style-name="P5">- Bob never <text:span text:style-name="T1">stands on</text:span> ceremony (insist on)</text:p>
            <text:p text:style-name="P5"/>
          </table:table-cell>
          <table:table-cell table:style-name="Table1.C1" office:value-type="string">
            <text:p text:style-name="P5"/>
            <text:p text:style-name="P5">the head on which she stands</text:p>
            <text:p text:style-name="P5"/>
            <text:p text:style-name="P5">the manager for whom she stands in</text:p>
            <text:p text:style-name="P5">*the manager in for whom she stands</text:p>
            <text:p text:style-name="P5"/>
            <text:p text:style-name="P5">the mantle on which it stood</text:p>
            <text:p text:style-name="P5"/>
            <text:p text:style-name="P5"><text:soft-page-break/>the brutality for which he stands</text:p>
            <text:p text:style-name="P5"/>
            <text:p text:style-name="P5">*the ceremony on which he never stands</text:p>
          </table:table-cell>
        </table:table-row>
        <table:table-row table:style-name="Table1.1">
          <table:table-cell table:style-name="Table1.A1" office:value-type="string">
            <text:p text:style-name="P5">treat</text:p>
          </table:table-cell>
          <table:table-cell table:style-name="Table1.A1" office:value-type="string">
            <text:p text:style-name="P5"/>
            <text:p text:style-name="P5">- Mary <text:span text:style-name="T1">treated</text:span> Bob <text:span text:style-name="T1">to</text:span> an expensive meal</text:p>
            <text:p text:style-name="P5"/>
            <text:p text:style-name="P5">- That thesis <text:span text:style-name="T1">treats of</text:span> mitochondrial dna.</text:p>
            <text:p text:style-name="P5"/>
          </table:table-cell>
          <table:table-cell table:style-name="Table1.C1" office:value-type="string">
            <text:p text:style-name="P5"/>
            <text:p text:style-name="P5">the meal to which she treated him</text:p>
            <text:p text:style-name="P5"/>
            <text:p text:style-name="P5">the mitochondria of which it treats</text:p>
          </table:table-cell>
        </table:table-row>
        <table:table-row table:style-name="Table1.1">
          <table:table-cell table:style-name="Table1.A1" office:value-type="string">
            <text:p text:style-name="P5">wait </text:p>
          </table:table-cell>
          <table:table-cell table:style-name="Table1.A1" office:value-type="string">
            <text:p text:style-name="P5"/>
            <text:p text:style-name="P5">- Bob is <text:span text:style-name="T1">waiting on</text:span> the guests</text:p>
            <text:p text:style-name="P5"/>
            <text:p text:style-name="P5">- Mary is <text:span text:style-name="T1">waiting for</text:span> the bus </text:p>
            <text:p text:style-name="P5"/>
          </table:table-cell>
          <table:table-cell table:style-name="Table1.C1" office:value-type="string">
            <text:p text:style-name="P5"/>
            <text:p text:style-name="P5">?the guests on whom he waits</text:p>
            <text:p text:style-name="P5"/>
            <text:p text:style-name="P5">*the bus for which she waits</text:p>
          </table:table-cell>
        </table:table-row>
      </table:table>
      <text:p text:style-name="P1"/>
      <text:p text:style-name="P1"/>
      <text:p text:style-name="P1"/>
      <text:p text:style-name="P1"/>
      <text:p text:style-name="P3">4. The word up is a particle in We folded up the map but not in We climbed up the mountain. What syntactic differences can you find between the two constructions?</text:p>
      <text:p text:style-name="P1">Use these differences to say for each of the following which of the two kinds of construction it belongs to.</text:p>
      <text:p text:style-name="P1"/>
      <text:p text:style-name="P1"><text:span text:style-name="T2">particle</text:span></text:p>
      <text:p text:style-name="P1">We folded up the map. </text:p>
      <text:p text:style-name="P1">We <text:span text:style-name="T1">folded</text:span> the map <text:span text:style-name="T1">up</text:span>.</text:p>
      <text:p text:style-name="P1"/>
      <text:p text:style-name="P1"><text:span text:style-name="T2">NOT particle</text:span></text:p>
      <text:p text:style-name="P1">We climbed up the mountain.</text:p>
      <text:p text:style-name="P1">*We <text:span text:style-name="T1">climbed</text:span> the mountain <text:span text:style-name="T1">up</text:span>.</text:p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Particle?</text:p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1">NO</text:p>
          </table:table-cell>
          <table:table-cell table:style-name="Table2.A1" office:value-type="string">
            <text:p text:style-name="P1">I looked over my shoulder</text:p>
          </table:table-cell>
          <table:table-cell table:style-name="Table2.C1" office:value-type="string">
            <text:p text:style-name="P5">* I looked my shoulder over.</text:p>
            <text:p text:style-name="P5"/>
            <text:p text:style-name="P5">actually it is possible but not with the same meaning.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We must bring in the washing.</text:p>
          </table:table-cell>
          <table:table-cell table:style-name="Table2.C1" office:value-type="string">
            <text:p text:style-name="P5">We must bring it in 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We 'd better run off some more copies.</text:p>
          </table:table-cell>
          <table:table-cell table:style-name="Table2.C1" office:value-type="string">
            <text:p text:style-name="P5">We d better run some more off</text:p>
            <text:p text:style-name="P5"/>
            <text:p text:style-name="P5">ugly, but grammatical</text:p>
          </table:table-cell>
        </table:table-row>
        <table:table-row table:style-name="Table2.1">
          <table:table-cell table:style-name="Table2.A1" office:value-type="string">
            <text:p text:style-name="P1">YES</text:p>
          </table:table-cell>
          <table:table-cell table:style-name="Table2.A1" office:value-type="string">
            <text:p text:style-name="P1">I knocked over the vase.</text:p>
          </table:table-cell>
          <table:table-cell table:style-name="Table2.C1" office:value-type="string">
            <text:p text:style-name="P5">I knocked it over</text:p>
          </table:table-cell>
        </table:table-row>
        <table:table-row table:style-name="Table2.1">
          <table:table-cell table:style-name="Table2.A1" office:value-type="string">
            <text:p text:style-name="P1">NO</text:p>
          </table:table-cell>
          <table:table-cell table:style-name="Table2.A1" office:value-type="string">
            <text:p text:style-name="P1">He never got over his disappointment.</text:p>
          </table:table-cell>
          <table:table-cell table:style-name="Table2.C1" office:value-type="string">
            <text:p text:style-name="P5">* he never got his disappointment over.</text:p>
          </table:table-cell>
        </table:table-row>
      </table:table>
      <text:p text:style-name="P1"/>
      <text:p text:style-name="P1"/>
      <text:p text:style-name="P1"/>
      <text:p text:style-name="P1">give them credit if they perform the test and reach a conclusion which is according to it even it their grammaticality judgements are perfect </text:p>
      <text:p text:style-name="P1"/>
      <text:p text:style-name="P1"/>
      <text:p text:style-name="P1"/>
      <text:p text:style-name="P1"/>
      <text:p text:style-name="P3">8. The following examples have stranded prepositions. Construct corresponding examples with a fronted preposition. If you find any of your examples ungrammatical, mark them with * in the usual way.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hey couldn’t agree on who it referred to.</text:p>
            <text:p text:style-name="P5"/>
          </table:table-cell>
          <table:table-cell table:style-name="Table4.B1" office:value-type="string">
            <text:p text:style-name="P5">They couldn’t agree on to whom it referred.</text:p>
          </table:table-cell>
        </table:table-row>
        <table:table-row table:style-name="Table4.1">
          <table:table-cell table:style-name="Table4.A1" office:value-type="string">
            <text:p text:style-name="P5">What am I supposed to cut this thing with.</text:p>
            <text:p text:style-name="P5"/>
          </table:table-cell>
          <table:table-cell table:style-name="Table4.B1" office:value-type="string">
            <text:p text:style-name="P5">With what am I supposed to cut this thing?</text:p>
          </table:table-cell>
        </table:table-row>
        <table:table-row table:style-name="Table4.1">
          <table:table-cell table:style-name="Table4.A1" office:value-type="string">
            <text:p text:style-name="P5">He’s the man I showed the photo to.</text:p>
            <text:p text:style-name="P5"/>
          </table:table-cell>
          <table:table-cell table:style-name="Table4.B1" office:value-type="string">
            <text:p text:style-name="P5">He’s the man to whom I showed the photo.</text:p>
          </table:table-cell>
        </table:table-row>
        <table:table-row table:style-name="Table4.1">
          <table:table-cell table:style-name="Table4.A1" office:value-type="string">
            <text:p text:style-name="P5">The place we’re going to is so informal they don’t have table cloths.</text:p>
            <text:p text:style-name="P5"/>
          </table:table-cell>
          <table:table-cell table:style-name="Table4.B1" office:value-type="string">
            <text:p text:style-name="P5">* The place to where we are going is so informal they don’t have table cloths</text:p>
          </table:table-cell>
        </table:table-row>
        <table:table-row table:style-name="Table4.1">
          <table:table-cell table:style-name="Table4.A1" office:value-type="string">
            <text:p text:style-name="P5">It was the only proposal which every department member agreed with.</text:p>
            <text:p text:style-name="P5"/>
          </table:table-cell>
          <table:table-cell table:style-name="Table4.B1" office:value-type="string">
            <text:p text:style-name="P5">It was the only proposal with which every department member agreed.</text:p>
          </table:table-cell>
        </table:table-row>
      </table:table>
      <text:p text:style-name="P2"/>
      <text:p text:style-name="P1"/>
      <text:p text:style-name="P1"/>
      <text:p text:style-name="P1"/>
      <text:p text:style-name="P3"/>
      <text:p text:style-name="P1"/>
      <text:p text:style-name="P1"/>
      <table:table table:name="Table3" table:style-name="Table3">
        <table:table-column table:style-name="Table3.A" table:number-columns-repeated="2"/>
        <table:table-row table:style-name="Table3.1">
          <table:table-cell table:style-name="Table3.A1" table:number-columns-spanned="2" office:value-type="string">
            <text:p text:style-name="P1">9. The following examples have fronted prepositions. Construct corresponding examples with a stranded preposition. If the example turns out to be ungrammati­cal, mark it with *.</text:p>
            <text:p text:style-name="P1"/>
          </table:table-cell>
          <table:covered-table-cell/>
        </table:table-row>
        <table:table-row table:style-name="Table3.1">
          <table:table-cell table:style-name="Table3.A1" office:value-type="string">
            <text:p text:style-name="P1">I. Under what circumstances would you</text:p>
            <text:p text:style-name="P1">agree ?</text:p>
          </table:table-cell>
          <table:table-cell table:style-name="Table3.A1" office:value-type="string">
            <text:p text:style-name="P5">*What circumstances would you agree under?</text:p>
            <text:p text:style-name="P5"/>
            <text:p text:style-name="P5">...but this would be acceptable in some contexts in American English , so accept it if they say grammatical too</text:p>
          </table:table-cell>
        </table:table-row>
        <table:table-row table:style-name="Table3.1">
          <table:table-cell table:style-name="Table3.A1" office:value-type="string">
            <text:p text:style-name="P1">ii In what year was she born ?</text:p>
            <text:p text:style-name="P1"/>
          </table:table-cell>
          <table:table-cell table:style-name="Table3.A1" office:value-type="string">
            <text:p text:style-name="P5">What year was she born in?</text:p>
          </table:table-cell>
        </table:table-row>
        <table:table-row table:style-name="Table3.1">
          <table:table-cell table:style-name="Table3.A1" office:value-type="string">
            <text:p text:style-name="P1">iii He came to the bed in which Goldilocks had been sleeping.</text:p>
            <text:p text:style-name="P1"/>
          </table:table-cell>
          <table:table-cell table:style-name="Table3.A1" office:value-type="string">
            <text:p text:style-name="P5">He came to the bed which Golidlocks had been sleeping in.</text:p>
          </table:table-cell>
        </table:table-row>
        <table:table-row table:style-name="Table3.1">
          <table:table-cell table:style-name="Table3.A1" office:value-type="string">
            <text:p text:style-name="P1">iv It appealed to everyone with whom he</text:p>
            <text:p text:style-name="P1">discussed it.</text:p>
            <text:p text:style-name="P1"/>
          </table:table-cell>
          <table:table-cell table:style-name="Table3.A1" office:value-type="string">
            <text:p text:style-name="P5">It appealed to everyone who he discussed it with</text:p>
          </table:table-cell>
        </table:table-row>
        <table:table-row table:style-name="Table3.1">
          <table:table-cell table:style-name="Table3.A1" office:value-type="string">
            <text:p text:style-name="P1">v It was a situation in which it would</text:p>
            <text:p text:style-name="P1">have been hard for anyone to form a</text:p>
            <text:p text:style-name="P1">judgement concerning what to do.</text:p>
            <text:p text:style-name="P1"/>
          </table:table-cell>
          <table:table-cell table:style-name="Table3.A1" office:value-type="string">
            <text:p text:style-name="P5">*I was a situation which it would have been hard for anyone to forma a judgement concerning what to do i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2:04:58.742580499</meta:creation-date>
    <dc:date>2021-03-15T12:08:45.058878982</dc:date>
    <meta:editing-duration>PT3M46S</meta:editing-duration>
    <meta:editing-cycles>1</meta:editing-cycles>
    <meta:document-statistic meta:table-count="4" meta:image-count="0" meta:object-count="0" meta:page-count="5" meta:paragraph-count="107" meta:word-count="810" meta:character-count="4274" meta:non-whitespace-character-count="3557"/>
    <meta:generator>LibreOffice/5.2.7.2$Linux_X86_64 LibreOffice_project/20m0$Build-2</meta:generator>
  </office:meta>
</office:document-meta>
</file>